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1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6.9835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Server Type</text:p>
          </table:table-cell>
          <table:table-cell office:value-type="string">
            <text:p>Storage Type</text:p>
          </table:table-cell>
          <table:table-cell office:value-type="string">
            <text:p>Response Type</text:p>
          </table:table-cell>
          <table:table-cell office:value-type="string">
            <text:p>Custom</text:p>
          </table:table-cell>
          <table:table-cell office:value-type="string">
            <text:p>Req/Connections</text:p>
          </table:table-cell>
          <table:table-cell office:value-type="string">
            <text:p>Connections</text:p>
          </table:table-cell>
          <table:table-cell office:value-type="string">
            <text:p>Completed</text:p>
          </table:table-cell>
          <table:table-cell office:value-type="string">
            <text:p>Failed</text:p>
          </table:table-cell>
          <table:table-cell office:value-type="string">
            <text:p>Total Time (s)</text:p>
          </table:table-cell>
          <table:table-cell office:value-type="string">
            <text:p>Total transferred (bytes)</text:p>
          </table:table-cell>
          <table:table-cell office:value-type="string">
            <text:p>req/sec</text:p>
          </table:table-cell>
          <table:table-cell office:value-type="string">
            <text:p>msec/req</text:p>
          </table:table-cell>
          <table:table-cell office:value-type="string">
            <text:p>msec/req concurrent</text:p>
          </table:table-cell>
          <table:table-cell office:value-type="string">
            <text:p>KB/sec</text:p>
          </table:table-cell>
          <table:table-cell office:value-type="string">
            <text:p>Connect mean (ms)</text:p>
          </table:table-cell>
          <table:table-cell office:value-type="string">
            <text:p>Connect std (ms)</text:p>
          </table:table-cell>
          <table:table-cell office:value-type="string">
            <text:p>Processing mean (ms)</text:p>
          </table:table-cell>
          <table:table-cell office:value-type="string">
            <text:p>Processing std (ms)</text:p>
          </table:table-cell>
          <table:table-cell office:value-type="string">
            <text:p>Waiting mean (ms)</text:p>
          </table:table-cell>
          <table:table-cell office:value-type="string">
            <text:p>Waiting std (ms)</text:p>
          </table:table-cell>
          <table:table-cell office:value-type="string">
            <text:p>Total mean (ms)</text:p>
          </table:table-cell>
          <table:table-cell office:value-type="string">
            <text:p>Total std (ms)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lb-medium-4-56164269.us-east-1.elb.amazonaws.com</text:p>
          </table:table-cell>
          <table:table-cell office:value-type="string">
            <text:p>block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83.696">
            <text:p>83.696</text:p>
          </table:table-cell>
          <table:table-cell office:value-type="float" office:value="577661500">
            <text:p>577661500</text:p>
          </table:table-cell>
          <table:table-cell office:value-type="float" office:value="5.97">
            <text:p>5.97</text:p>
          </table:table-cell>
          <table:table-cell office:value-type="float" office:value="8369.614">
            <text:p>8369.614</text:p>
          </table:table-cell>
          <table:table-cell office:value-type="float" office:value="167.392">
            <text:p>167.392</text:p>
          </table:table-cell>
          <table:table-cell office:value-type="float" office:value="6740.13">
            <text:p>6740.13</text:p>
          </table:table-cell>
          <table:table-cell office:value-type="float" office:value="2">
            <text:p>2</text:p>
          </table:table-cell>
          <table:table-cell office:value-type="float" office:value="5.3">
            <text:p>5.3</text:p>
          </table:table-cell>
          <table:table-cell office:value-type="float" office:value="8005">
            <text:p>8005</text:p>
          </table:table-cell>
          <table:table-cell office:value-type="float" office:value="2183.6">
            <text:p>2183.6</text:p>
          </table:table-cell>
          <table:table-cell office:value-type="float" office:value="7880">
            <text:p>7880</text:p>
          </table:table-cell>
          <table:table-cell office:value-type="float" office:value="2169.4">
            <text:p>2169.4</text:p>
          </table:table-cell>
          <table:table-cell office:value-type="float" office:value="8007">
            <text:p>8007</text:p>
          </table:table-cell>
          <table:table-cell office:value-type="float" office:value="2183.5">
            <text:p>2183.5</text:p>
          </table:table-cell>
          <table:table-cell office:value-type="string">
            <text:p>http://lb-medium-4-56164269.us-east-1.elb.amazonaws.com/wo/block_rast1-med/block_rast2-med/3/7/true</text:p>
          </table:table-cell>
        </table:table-row>
        <table:table-row table:style-name="ro1">
          <table:table-cell office:value-type="string">
            <text:p>lb-medium-4-56164269.us-east-1.elb.amazonaws.com</text:p>
          </table:table-cell>
          <table:table-cell office:value-type="string">
            <text:p>block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.657">
            <text:p>5.657</text:p>
          </table:table-cell>
          <table:table-cell office:value-type="float" office:value="19858000">
            <text:p>19858000</text:p>
          </table:table-cell>
          <table:table-cell office:value-type="float" office:value="88.39">
            <text:p>88.39</text:p>
          </table:table-cell>
          <table:table-cell office:value-type="float" office:value="565.654">
            <text:p>565.654</text:p>
          </table:table-cell>
          <table:table-cell office:value-type="float" office:value="11.313">
            <text:p>11.313</text:p>
          </table:table-cell>
          <table:table-cell office:value-type="float" office:value="3428.34">
            <text:p>3428.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0">
            <text:p>540</text:p>
          </table:table-cell>
          <table:table-cell office:value-type="float" office:value="203.3">
            <text:p>203.3</text:p>
          </table:table-cell>
          <table:table-cell office:value-type="float" office:value="534">
            <text:p>534</text:p>
          </table:table-cell>
          <table:table-cell office:value-type="float" office:value="202.3">
            <text:p>202.3</text:p>
          </table:table-cell>
          <table:table-cell office:value-type="float" office:value="541">
            <text:p>541</text:p>
          </table:table-cell>
          <table:table-cell office:value-type="float" office:value="203.1">
            <text:p>203.1</text:p>
          </table:table-cell>
          <table:table-cell office:value-type="string">
            <text:p>http://lb-medium-4-56164269.us-east-1.elb.amazonaws.com/wo/block_rast1-small/block_rast2-small/3/7/true</text:p>
          </table:table-cell>
        </table:table-row>
        <table:table-row table:style-name="ro1">
          <table:table-cell office:value-type="string">
            <text:p>lb-medium-2-2137769888.us-east-1.elb.amazonaws.com</text:p>
          </table:table-cell>
          <table:table-cell office:value-type="string">
            <text:p>block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.01">
            <text:p>10.01</text:p>
          </table:table-cell>
          <table:table-cell office:value-type="float" office:value="19858000">
            <text:p>19858000</text:p>
          </table:table-cell>
          <table:table-cell office:value-type="float" office:value="49.95">
            <text:p>49.95</text:p>
          </table:table-cell>
          <table:table-cell office:value-type="float" office:value="1000.966">
            <text:p>1000.966</text:p>
          </table:table-cell>
          <table:table-cell office:value-type="float" office:value="20.019">
            <text:p>20.019</text:p>
          </table:table-cell>
          <table:table-cell office:value-type="float" office:value="1937.39">
            <text:p>1937.39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934">
            <text:p>934</text:p>
          </table:table-cell>
          <table:table-cell office:value-type="float" office:value="363.9">
            <text:p>363.9</text:p>
          </table:table-cell>
          <table:table-cell office:value-type="float" office:value="927">
            <text:p>927</text:p>
          </table:table-cell>
          <table:table-cell office:value-type="float" office:value="364.8">
            <text:p>364.8</text:p>
          </table:table-cell>
          <table:table-cell office:value-type="float" office:value="935">
            <text:p>935</text:p>
          </table:table-cell>
          <table:table-cell office:value-type="float" office:value="363.9">
            <text:p>363.9</text:p>
          </table:table-cell>
          <table:table-cell office:value-type="string">
            <text:p>http://lb-medium-2-2137769888.us-east-1.elb.amazonaws.com/wo/block_rast1-small/block_rast2-small/3/7/true</text:p>
          </table:table-cell>
        </table:table-row>
        <table:table-row table:style-name="ro1">
          <table:table-cell office:value-type="string">
            <text:p>lb-medium-2-2137769888.us-east-1.elb.amazonaws.co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9.461">
            <text:p>9.461</text:p>
          </table:table-cell>
          <table:table-cell office:value-type="float" office:value="19858000">
            <text:p>19858000</text:p>
          </table:table-cell>
          <table:table-cell office:value-type="float" office:value="52.85">
            <text:p>52.85</text:p>
          </table:table-cell>
          <table:table-cell office:value-type="float" office:value="946.101">
            <text:p>946.101</text:p>
          </table:table-cell>
          <table:table-cell office:value-type="float" office:value="18.922">
            <text:p>18.922</text:p>
          </table:table-cell>
          <table:table-cell office:value-type="float" office:value="2049.74">
            <text:p>2049.7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890">
            <text:p>890</text:p>
          </table:table-cell>
          <table:table-cell office:value-type="float" office:value="313.8">
            <text:p>313.8</text:p>
          </table:table-cell>
          <table:table-cell office:value-type="float" office:value="887">
            <text:p>887</text:p>
          </table:table-cell>
          <table:table-cell office:value-type="float" office:value="313.2">
            <text:p>313.2</text:p>
          </table:table-cell>
          <table:table-cell office:value-type="float" office:value="891">
            <text:p>891</text:p>
          </table:table-cell>
          <table:table-cell office:value-type="float" office:value="313.8">
            <text:p>313.8</text:p>
          </table:table-cell>
          <table:table-cell office:value-type="string">
            <text:p>http://lb-medium-2-2137769888.us-east-1.elb.amazonaws.com/wo/cache_rast1-small/cache_rast2-small/3/7/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1T10:03:40</dc:date>
    <dc:creator>Rob </dc:creator>
    <meta:editing-duration>P0D</meta:editing-duration>
    <meta:editing-cycles>1</meta:editing-cycles>
    <meta:document-statistic meta:table-count="1" meta:cell-count="115" meta:object-count="0"/>
  </office:meta>
</office:document-meta>
</file>